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kshar Light" svg:font-family="'Akshar Light'" style:font-adornments="Light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style:font-name="Akshar Light" officeooo:rsid="000c5bd3" officeooo:paragraph-rsid="000c5bd3"/>
    </style:style>
    <style:style style:name="P2" style:family="paragraph" style:parent-style-name="Text_20_body">
      <style:text-properties officeooo:rsid="000c5bd3" officeooo:paragraph-rsid="000c5bd3"/>
    </style:style>
    <style:style style:name="P3" style:family="paragraph" style:parent-style-name="Text_20_body">
      <style:text-properties style:font-name="Akshar Light" fo:font-size="12pt" officeooo:rsid="000c5bd3" officeooo:paragraph-rsid="000c5bd3" style:font-size-asian="10.5pt" style:font-size-complex="12pt"/>
    </style:style>
    <style:style style:name="P4" style:family="paragraph" style:parent-style-name="Title">
      <style:text-properties officeooo:rsid="000c5bd3" officeooo:paragraph-rsid="000c5b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PE 2022 : Sources</text:p>
      <text:p text:style-name="P2"/>
      <text:p text:style-name="P3">NEAT : http://nn.cs.utexas.edu/downloads/papers/stanley.cec02.pd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kshar Light" svg:font-family="'Akshar Light'" style:font-adornments="Light" style:font-pitch="variable"/>
    <style:font-face style:name="DejaVu Sans" svg:font-family="'DejaVu Sans'" style:font-family-generic="system" style:font-pitch="variable"/>
    <style:font-face style:name="Ek Mukta" svg:font-family="'Ek Mukta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Ek Mukta" style:font-family-complex="'Ek Mukta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kshar Light" officeooo:rsid="000c5bd3" officeooo:paragraph-rsid="000c5bd3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Simon Maciag MPSI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15T16:07:25.756855573</dc:date>
    <meta:editing-duration>PT2M11S</meta:editing-duration>
    <meta:editing-cycles>1</meta:editing-cycles>
    <meta:generator>LibreOffice/7.3.2.2$Linux_X86_64 LibreOffice_project/30$Build-2</meta:generator>
    <meta:document-statistic meta:table-count="0" meta:image-count="0" meta:object-count="0" meta:page-count="1" meta:paragraph-count="3" meta:word-count="10" meta:character-count="102" meta:non-whitespace-character-count="95"/>
  </office:meta>
</office:document-meta>
</file>